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sans-serif" svg:font-family="sans-serif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6.509cm"/>
    </style:style>
    <style:style style:name="Tabla1.B" style:family="table-column">
      <style:table-column-properties style:column-width="10.504cm"/>
    </style:style>
    <style:style style:name="Tabla1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729fcf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6.509cm"/>
    </style:style>
    <style:style style:name="Tabla2.B" style:family="table-column">
      <style:table-column-properties style:column-width="10.504cm"/>
    </style:style>
    <style:style style:name="Tabla2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background-color="#729fcf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6.509cm"/>
    </style:style>
    <style:style style:name="Tabla5.B" style:family="table-column">
      <style:table-column-properties style:column-width="10.504cm"/>
    </style:style>
    <style:style style:name="Tabla5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B1" style:family="table-cell">
      <style:table-cell-properties fo:background-color="#729fcf" fo:padding="0.097cm" fo:border="0.05pt solid #000000">
        <style:background-image/>
      </style:table-cell-properties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3" style:family="table-cell">
      <style:table-cell-properties fo:padding="0.097cm" fo:border-left="0.05pt solid #000000" fo:border-right="none" fo:border-top="none" fo:border-bottom="0.05pt solid #000000"/>
    </style:style>
    <style:style style:name="Tab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4" style:family="table-cell">
      <style:table-cell-properties fo:padding="0.097cm" fo:border-left="0.05pt solid #000000" fo:border-right="none" fo:border-top="none" fo:border-bottom="0.05pt solid #000000"/>
    </style:style>
    <style:style style:name="Tab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5" style:family="table-cell">
      <style:table-cell-properties fo:padding="0.097cm" fo:border-left="0.05pt solid #000000" fo:border-right="none" fo:border-top="none" fo:border-bottom="0.05pt solid #000000"/>
    </style:style>
    <style:style style:name="Tab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6" style:family="table-cell">
      <style:table-cell-properties fo:padding="0.097cm" fo:border-left="0.05pt solid #000000" fo:border-right="none" fo:border-top="none" fo:border-bottom="0.05pt solid #000000"/>
    </style:style>
    <style:style style:name="Tabla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7" style:family="table-cell">
      <style:table-cell-properties fo:padding="0.097cm" fo:border-left="0.05pt solid #000000" fo:border-right="none" fo:border-top="none" fo:border-bottom="0.05pt solid #000000"/>
    </style:style>
    <style:style style:name="Tabla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8" style:family="table-cell">
      <style:table-cell-properties fo:padding="0.097cm" fo:border-left="0.05pt solid #000000" fo:border-right="none" fo:border-top="none" fo:border-bottom="0.05pt solid #000000"/>
    </style:style>
    <style:style style:name="Tabla5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9062" officeooo:paragraph-rsid="00139062"/>
    </style:style>
    <style:style style:name="P2" style:family="paragraph" style:parent-style-name="Standard">
      <style:text-properties officeooo:paragraph-rsid="00139062"/>
    </style:style>
    <style:style style:name="P3" style:family="paragraph" style:parent-style-name="Standard">
      <style:text-properties style:text-line-through-style="solid" style:text-line-through-type="single" officeooo:paragraph-rsid="001780a6"/>
    </style:style>
    <style:style style:name="P4" style:family="paragraph" style:parent-style-name="Standard" style:list-style-name="L1">
      <style:paragraph-properties fo:margin-top="0.201cm" fo:margin-bottom="0.201cm" loext:contextual-spacing="false" fo:line-height="115%" fo:text-align="justify" style:justify-single-word="false"/>
      <style:text-properties officeooo:paragraph-rsid="002a657b"/>
    </style:style>
    <style:style style:name="P5" style:family="paragraph" style:parent-style-name="Standard" style:list-style-name="L1">
      <style:paragraph-properties fo:margin-top="0.201cm" fo:margin-bottom="0.201cm" loext:contextual-spacing="false" fo:line-height="115%" fo:text-align="justify" style:justify-single-word="false"/>
      <style:text-properties officeooo:rsid="001c721b" officeooo:paragraph-rsid="001c721b"/>
    </style:style>
    <style:style style:name="P6" style:family="paragraph" style:parent-style-name="Standard" style:list-style-name="L1">
      <style:paragraph-properties fo:margin-top="0.201cm" fo:margin-bottom="0.201cm" loext:contextual-spacing="false" fo:line-height="115%" fo:text-align="justify" style:justify-single-word="false"/>
      <style:text-properties officeooo:rsid="001c721b" officeooo:paragraph-rsid="002a657b"/>
    </style:style>
    <style:style style:name="P7" style:family="paragraph" style:parent-style-name="Standard" style:list-style-name="L1">
      <style:paragraph-properties fo:margin-top="0.201cm" fo:margin-bottom="0.201cm" loext:contextual-spacing="false" fo:line-height="100%" fo:text-align="justify" style:justify-single-word="false"/>
      <style:text-properties officeooo:rsid="001d9fbc" officeooo:paragraph-rsid="001d9fbc"/>
    </style:style>
    <style:style style:name="P8" style:family="paragraph" style:parent-style-name="Standard">
      <style:paragraph-properties fo:margin-top="0.201cm" fo:margin-bottom="0.201cm" loext:contextual-spacing="false" fo:line-height="115%" fo:text-align="justify" style:justify-single-word="false"/>
      <style:text-properties officeooo:rsid="001ec564" officeooo:paragraph-rsid="00221f5e"/>
    </style:style>
    <style:style style:name="P9" style:family="paragraph" style:parent-style-name="Standard" style:list-style-name="L1">
      <style:paragraph-properties fo:margin-top="0.201cm" fo:margin-bottom="0.201cm" loext:contextual-spacing="false" fo:line-height="100%" fo:text-align="justify" style:justify-single-word="false"/>
      <style:text-properties officeooo:paragraph-rsid="001d9fbc"/>
    </style:style>
    <style:style style:name="P10" style:family="paragraph" style:parent-style-name="Standard" style:list-style-name="L1">
      <style:paragraph-properties fo:margin-top="0.201cm" fo:margin-bottom="0.201cm" loext:contextual-spacing="false" fo:line-height="100%" fo:text-align="justify" style:justify-single-word="false"/>
      <style:text-properties officeooo:paragraph-rsid="001c721b"/>
    </style:style>
    <style:style style:name="P11" style:family="paragraph" style:parent-style-name="Standard">
      <style:paragraph-properties fo:margin-top="0.201cm" fo:margin-bottom="0.201cm" loext:contextual-spacing="false" fo:line-height="115%" fo:text-align="justify" style:justify-single-word="false"/>
      <style:text-properties officeooo:rsid="00221f5e" officeooo:paragraph-rsid="00221f5e"/>
    </style:style>
    <style:style style:name="P12" style:family="paragraph" style:parent-style-name="Standard" style:list-style-name="L1">
      <style:paragraph-properties fo:margin-top="0.201cm" fo:margin-bottom="0.201cm" loext:contextual-spacing="false" fo:line-height="115%" fo:text-align="justify" style:justify-single-word="false"/>
      <style:text-properties officeooo:rsid="00221f5e" officeooo:paragraph-rsid="00221f5e"/>
    </style:style>
    <style:style style:name="P13" style:family="paragraph" style:parent-style-name="Standard" style:list-style-name="L1">
      <style:paragraph-properties fo:margin-top="0.201cm" fo:margin-bottom="0.201cm" loext:contextual-spacing="false" fo:line-height="100%" fo:text-align="justify" style:justify-single-word="false"/>
      <style:text-properties officeooo:rsid="00221f5e" officeooo:paragraph-rsid="00221f5e"/>
    </style:style>
    <style:style style:name="P14" style:family="paragraph" style:parent-style-name="Standard" style:list-style-name="L1">
      <style:paragraph-properties fo:margin-top="0.201cm" fo:margin-bottom="0.201cm" loext:contextual-spacing="false" fo:line-height="115%" fo:text-align="justify" style:justify-single-word="false"/>
      <style:text-properties officeooo:rsid="002a657b" officeooo:paragraph-rsid="002a657b"/>
    </style:style>
    <style:style style:name="P15" style:family="paragraph" style:parent-style-name="Standard">
      <style:paragraph-properties fo:margin-left="0cm" fo:margin-right="0cm" fo:margin-top="0.302cm" fo:margin-bottom="0.302cm" loext:contextual-spacing="false" fo:line-height="100%" fo:text-align="justify" style:justify-single-word="false" fo:text-indent="0cm" style:auto-text-indent="false"/>
      <style:text-properties officeooo:paragraph-rsid="001780a6"/>
    </style:style>
    <style:style style:name="P16" style:family="paragraph" style:parent-style-name="Standard">
      <style:paragraph-properties fo:margin-left="2.54cm" fo:margin-right="0cm" fo:margin-top="0.201cm" fo:margin-bottom="0.201cm" loext:contextual-spacing="false" fo:line-height="100%" fo:text-align="justify" style:justify-single-word="false" fo:text-indent="0cm" style:auto-text-indent="false"/>
      <style:text-properties officeooo:paragraph-rsid="00259d18"/>
    </style:style>
    <style:style style:name="P17" style:family="paragraph" style:parent-style-name="Standard">
      <style:paragraph-properties fo:margin-left="2.54cm" fo:margin-right="0cm" fo:margin-top="0.302cm" fo:margin-bottom="0.302cm" loext:contextual-spacing="false" fo:line-height="100%" fo:text-align="justify" style:justify-single-word="false" fo:text-indent="0cm" style:auto-text-indent="false"/>
      <style:text-properties officeooo:paragraph-rsid="00258297"/>
    </style:style>
    <style:style style:name="P18" style:family="paragraph" style:parent-style-name="Standard">
      <style:paragraph-properties fo:margin-left="2.54cm" fo:margin-right="0cm" fo:margin-top="0.302cm" fo:margin-bottom="0.302cm" loext:contextual-spacing="false" fo:line-height="100%" fo:text-align="justify" style:justify-single-word="false" fo:text-indent="0cm" style:auto-text-indent="false"/>
      <style:text-properties officeooo:paragraph-rsid="00259d18"/>
    </style:style>
    <style:style style:name="P19" style:family="paragraph" style:parent-style-name="Table_20_Contents" style:list-style-name="L2">
      <style:paragraph-properties fo:text-align="justify" style:justify-single-word="false"/>
      <style:text-properties officeooo:rsid="001ec5e4" officeooo:paragraph-rsid="001ec5e4"/>
    </style:style>
    <style:style style:name="P20" style:family="paragraph" style:parent-style-name="Table_20_Contents" style:list-style-name="L2">
      <style:paragraph-properties fo:text-align="justify" style:justify-single-word="false"/>
      <style:text-properties officeooo:rsid="001ec5e4" officeooo:paragraph-rsid="0023ed8c"/>
    </style:style>
    <style:style style:name="P21" style:family="paragraph" style:parent-style-name="Table_20_Contents" style:list-style-name="L3">
      <style:paragraph-properties fo:text-align="justify" style:justify-single-word="false"/>
      <style:text-properties officeooo:rsid="001ec5e4" officeooo:paragraph-rsid="001ec5e4"/>
    </style:style>
    <style:style style:name="P22" style:family="paragraph" style:parent-style-name="Table_20_Contents" style:list-style-name="L4">
      <style:paragraph-properties fo:text-align="justify" style:justify-single-word="false"/>
      <style:text-properties officeooo:rsid="001ec5e4" officeooo:paragraph-rsid="001ec5e4"/>
    </style:style>
    <style:style style:name="P23" style:family="paragraph" style:parent-style-name="Table_20_Contents">
      <style:paragraph-properties fo:text-align="justify" style:justify-single-word="false"/>
      <style:text-properties officeooo:rsid="001ec5e4" officeooo:paragraph-rsid="001ec5e4"/>
    </style:style>
    <style:style style:name="P24" style:family="paragraph" style:parent-style-name="Table_20_Contents">
      <style:paragraph-properties fo:text-align="justify" style:justify-single-word="false"/>
      <style:text-properties officeooo:paragraph-rsid="001d9fbc"/>
    </style:style>
    <style:style style:name="P25" style:family="paragraph" style:parent-style-name="Table_20_Contents" style:list-style-name="L9">
      <style:paragraph-properties fo:text-align="justify" style:justify-single-word="false"/>
      <style:text-properties officeooo:paragraph-rsid="00221f5e"/>
    </style:style>
    <style:style style:name="P26" style:family="paragraph" style:parent-style-name="Table_20_Contents">
      <style:paragraph-properties fo:text-align="justify" style:justify-single-word="false"/>
      <style:text-properties officeooo:paragraph-rsid="00259d18"/>
    </style:style>
    <style:style style:name="P27" style:family="paragraph" style:parent-style-name="Table_20_Contents" style:list-style-name="L13">
      <style:paragraph-properties fo:text-align="justify" style:justify-single-word="false"/>
      <style:text-properties officeooo:paragraph-rsid="0027380b"/>
    </style:style>
    <style:style style:name="P28" style:family="paragraph" style:parent-style-name="Table_20_Contents" style:list-style-name="L13">
      <style:paragraph-properties fo:text-align="justify" style:justify-single-word="false"/>
      <style:text-properties officeooo:paragraph-rsid="0027dc98"/>
    </style:style>
    <style:style style:name="P29" style:family="paragraph" style:parent-style-name="Table_20_Contents" style:list-style-name="L4">
      <style:paragraph-properties fo:text-align="justify" style:justify-single-word="false"/>
      <style:text-properties officeooo:rsid="001fa4a2" officeooo:paragraph-rsid="001fa4a2"/>
    </style:style>
    <style:style style:name="P30" style:family="paragraph" style:parent-style-name="Table_20_Contents" style:list-style-name="L5">
      <style:paragraph-properties fo:text-align="justify" style:justify-single-word="false"/>
      <style:text-properties officeooo:rsid="001fa4a2" officeooo:paragraph-rsid="001fa4a2"/>
    </style:style>
    <style:style style:name="P31" style:family="paragraph" style:parent-style-name="Table_20_Contents">
      <style:paragraph-properties fo:text-align="justify" style:justify-single-word="false"/>
      <style:text-properties officeooo:rsid="001fa4a2" officeooo:paragraph-rsid="001fa4a2"/>
    </style:style>
    <style:style style:name="P32" style:family="paragraph" style:parent-style-name="Table_20_Contents" style:list-style-name="L5">
      <style:paragraph-properties fo:text-align="justify" style:justify-single-word="false"/>
      <style:text-properties officeooo:rsid="00204e7b" officeooo:paragraph-rsid="00204e7b"/>
    </style:style>
    <style:style style:name="P33" style:family="paragraph" style:parent-style-name="Table_20_Contents">
      <style:paragraph-properties fo:text-align="justify" style:justify-single-word="false"/>
      <style:text-properties fo:font-weight="bold" officeooo:rsid="001d9fbc" officeooo:paragraph-rsid="001d9fbc" style:font-weight-asian="bold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fo:font-weight="bold" officeooo:rsid="00221f5e" officeooo:paragraph-rsid="00221f5e" style:font-weight-asian="bold" style:font-weight-complex="bold"/>
    </style:style>
    <style:style style:name="P35" style:family="paragraph" style:parent-style-name="Table_20_Contents">
      <style:paragraph-properties fo:text-align="justify" style:justify-single-word="false"/>
      <style:text-properties officeooo:rsid="001d9fbc" officeooo:paragraph-rsid="001d9fbc"/>
    </style:style>
    <style:style style:name="P36" style:family="paragraph" style:parent-style-name="Table_20_Contents">
      <style:paragraph-properties fo:text-align="justify" style:justify-single-word="false"/>
      <style:text-properties officeooo:rsid="00221f5e" officeooo:paragraph-rsid="00221f5e"/>
    </style:style>
    <style:style style:name="P37" style:family="paragraph" style:parent-style-name="Table_20_Contents" style:list-style-name="L9">
      <style:paragraph-properties fo:text-align="justify" style:justify-single-word="false"/>
      <style:text-properties officeooo:rsid="00221f5e" officeooo:paragraph-rsid="00221f5e"/>
    </style:style>
    <style:style style:name="P38" style:family="paragraph" style:parent-style-name="Table_20_Contents">
      <style:paragraph-properties fo:text-align="justify" style:justify-single-word="false"/>
      <style:text-properties officeooo:rsid="0023ed8c" officeooo:paragraph-rsid="0023ed8c"/>
    </style:style>
    <style:style style:name="P39" style:family="paragraph" style:parent-style-name="Table_20_Contents">
      <style:paragraph-properties fo:text-align="justify" style:justify-single-word="false"/>
      <style:text-properties officeooo:rsid="00259d18" officeooo:paragraph-rsid="00259d18"/>
    </style:style>
    <style:style style:name="P40" style:family="paragraph" style:parent-style-name="Table_20_Contents">
      <style:paragraph-properties fo:text-align="justify" style:justify-single-word="false"/>
      <style:text-properties officeooo:rsid="0027380b" officeooo:paragraph-rsid="0027380b"/>
    </style:style>
    <style:style style:name="P41" style:family="paragraph" style:parent-style-name="Table_20_Contents" style:list-style-name="L12">
      <style:paragraph-properties fo:text-align="justify" style:justify-single-word="false"/>
      <style:text-properties officeooo:rsid="0027380b" officeooo:paragraph-rsid="0027380b"/>
    </style:style>
    <style:style style:name="P42" style:family="paragraph" style:parent-style-name="Table_20_Contents" style:list-style-name="L13">
      <style:paragraph-properties fo:text-align="justify" style:justify-single-word="false"/>
      <style:text-properties officeooo:rsid="0027380b" officeooo:paragraph-rsid="0027380b"/>
    </style:style>
    <style:style style:name="P43" style:family="paragraph" style:parent-style-name="Table_20_Contents" style:list-style-name="L13">
      <style:paragraph-properties fo:text-align="justify" style:justify-single-word="false"/>
      <style:text-properties officeooo:rsid="0027380b" officeooo:paragraph-rsid="0027dc98"/>
    </style:style>
    <style:style style:name="T1" style:family="text">
      <style:text-properties officeooo:rsid="00139062"/>
    </style:style>
    <style:style style:name="T2" style:family="text">
      <style:text-properties officeooo:rsid="0014c8e9"/>
    </style:style>
    <style:style style:name="T3" style:family="text">
      <style:text-properties officeooo:rsid="0015e790"/>
    </style:style>
    <style:style style:name="T4" style:family="text">
      <style:text-properties style:text-line-through-style="none" style:text-line-through-type="none" officeooo:rsid="001780a6"/>
    </style:style>
    <style:style style:name="T5" style:family="text">
      <style:text-properties style:text-line-through-style="none" style:text-line-through-type="none" officeooo:rsid="00193cb4"/>
    </style:style>
    <style:style style:name="T6" style:family="text">
      <style:text-properties style:text-line-through-style="none" style:text-line-through-type="none" officeooo:rsid="001b38da"/>
    </style:style>
    <style:style style:name="T7" style:family="text">
      <style:text-properties officeooo:rsid="001d9fbc"/>
    </style:style>
    <style:style style:name="T8" style:family="text">
      <style:text-properties officeooo:rsid="001ec564"/>
    </style:style>
    <style:style style:name="T9" style:family="text">
      <style:text-properties officeooo:rsid="001fa4a2"/>
    </style:style>
    <style:style style:name="T10" style:family="text">
      <style:text-properties officeooo:rsid="00221f5e"/>
    </style:style>
    <style:style style:name="T11" style:family="text">
      <style:text-properties officeooo:rsid="0023ed8c"/>
    </style:style>
    <style:style style:name="T12" style:family="text">
      <style:text-properties officeooo:rsid="00258297"/>
    </style:style>
    <style:style style:name="T13" style:family="text">
      <style:text-properties officeooo:rsid="00259d18"/>
    </style:style>
    <style:style style:name="T14" style:family="text">
      <style:text-properties fo:language="es" fo:country="EC"/>
    </style:style>
    <style:style style:name="T15" style:family="text">
      <style:text-properties officeooo:rsid="0027380b"/>
    </style:style>
    <style:style style:name="T16" style:family="text">
      <style:text-properties officeooo:rsid="0027dc98"/>
    </style:style>
    <style:style style:name="T17" style:family="text">
      <style:text-properties officeooo:rsid="00295412"/>
    </style:style>
    <style:style style:name="T18" style:family="text">
      <style:text-properties officeooo:rsid="002a657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SACOM S.A.</text:p>
      <text:p text:style-name="P1"><text:span text:style-name="T3">MEMORÁNDUM</text:span> DE <text:span text:style-name="T3">PLANIFICACIÓN</text:span> Y <text:span text:style-name="T3">EVALUACIÓN</text:span> DE RIESGOS</text:p>
      <text:p text:style-name="P2"><text:span text:style-name="T1">AL 31 DE DICIEMBRE DEL 2020 (</text:span><text:span text:style-name="T3">Elaboración</text:span><text:span text:style-name="T1"> 15/Nov/2020)</text:span></text:p>
      <text:p text:style-name="P3">------------------------------------------------------------------------------------------------------------------------</text:p>
      <text:p text:style-name="P15"><text:span text:style-name="T4">En cumplimiento con las normas Ecuatorianas de Auditoria Gubernamental establecidas por la </text:span><text:span text:style-name="T6">Superintendencia de Compañías</text:span><text:span text:style-name="T4">, se ha preparado el presente Memorándum de planeación de Auditoria Financiera y del cumplimiento </text:span><text:span text:style-name="T5">a todas las entidades de control del Estado, efectuados p</text:span><text:span text:style-name="T6">a</text:span><text:span text:style-name="T5">r</text:span><text:span text:style-name="T6">a</text:span><text:span text:style-name="T5"> la empresa VISACOM S.A., al año terminado al 31 de diciembre del 2020.</text:span></text:p>
      <text:list xml:id="list2381591525" text:style-name="L1">
        <text:list-item>
          <text:p text:style-name="P10"><text:span text:style-name="T1">A</text:span><text:span text:style-name="T3">NTECEDENTES</text:span></text:p>
          <text:p text:style-name="P10"><text:span text:style-name="T2">La auditoría se llevará a cabo aplicando normas internacionales de auditoria y dentro del marco contable de NIIF para PYMES. No hay modificaciones en las NIIF para PYMES que pudieran afectar a VISACOM </text:span><text:span text:style-name="T3">S.A. </text:span><text:span text:style-name="T2">en este año.</text:span></text:p>
        </text:list-item>
        <text:list-item>
          <text:p text:style-name="P5">PROCEDIMIENTOS A APLICAR</text:p>
          <text:list>
            <text:list-item>
              <text:p text:style-name="P7">Solicitar los estados de Situación Financiera al 31 de octubre del 2020 para determinar si las cifras presentadas no presentan errores u omisiones que puedan afectar al resultado de la Auditoria.</text:p>
            </text:list-item>
            <text:list-item>
              <text:p text:style-name="P9"><text:span text:style-name="T7">Para cada una de las cuentas contables se realizara una “Cedula Resumen”, en la cual demostraremos los saldos hasta la fecha elegida para </text:span><text:span text:style-name="T8">el análisis preliminar de la Auditoria.</text:span></text:p>
              <text:list>
                <text:list-item>
                  <text:p text:style-name="P12">ACTIVOS</text:p>
                </text:list-item>
              </text:list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3">Área o Estado Financiero</text:p>
          </table:table-cell>
          <table:table-cell table:style-name="Tabla1.B1" office:value-type="string">
            <text:p text:style-name="P33">Procedimiento</text:p>
          </table:table-cell>
        </table:table-row>
        <table:table-row>
          <table:table-cell table:style-name="Tabla1.A7" office:value-type="string">
            <text:p text:style-name="P35">Caja y Bancos</text:p>
          </table:table-cell>
          <table:table-cell table:style-name="Tabla1.B7" office:value-type="string">
            <text:list xml:id="list4098084727" text:style-name="L2">
              <text:list-item>
                <text:p text:style-name="P19">Efectuaremos confirmaciones de saldos de las cuentas bancarias que maneja la empresa al 31 de diciembre del 2020.</text:p>
              </text:list-item>
              <text:list-item>
                <text:p text:style-name="P19">Compara<text:span text:style-name="T11">r</text:span> los balances registrados en el sistema con las conciliaciones bancarias.</text:p>
              </text:list-item>
            </text:list>
          </table:table-cell>
        </table:table-row>
        <table:table-row>
          <table:table-cell table:style-name="Tabla1.A7" office:value-type="string">
            <text:p text:style-name="P35">Cuentas por Cobrar Clientes</text:p>
          </table:table-cell>
          <table:table-cell table:style-name="Tabla1.B7" office:value-type="string">
            <text:list xml:id="list193577306" text:style-name="L3">
              <text:list-item>
                <text:p text:style-name="P21">Detalle de las cuentas por cobrar a los clientes al 31 de octubre del 2020.</text:p>
              </text:list-item>
              <text:list-item>
                <text:p text:style-name="P21">Efectuaremos confirmaciones de saldos a los clientes que tienen principal participación con la empresa.</text:p>
              </text:list-item>
              <text:list-item>
                <text:p text:style-name="P21">Verificaremos políticas de recuperación de cartera.</text:p>
              </text:list-item>
              <text:list-item>
                <text:p text:style-name="P21">Detallaremos cartera de cobro con entidades relacionadas.</text:p>
              </text:list-item>
            </text:list>
          </table:table-cell>
        </table:table-row>
        <table:table-row>
          <table:table-cell table:style-name="Tabla1.A7" office:value-type="string">
            <text:p text:style-name="P35">Inventario y Mobiliario para eventos</text:p>
          </table:table-cell>
          <table:table-cell table:style-name="Tabla1.B7" office:value-type="string">
            <text:p text:style-name="P23">Solicitaremos el cardex de Inventario y se procederá con los siguientes puntos:</text:p>
            <text:list xml:id="list3056062985" text:style-name="L4">
              <text:list-item>
                <text:p text:style-name="P22">inspección física para verificar existencia y control de los inventarios </text:p>
              </text:list-item>
              <text:list-item>
                <text:p text:style-name="P29">Comprobar el estado de los inventarios y el correcto almacenamiento.</text:p>
              </text:list-item>
            </text:list>
          </table:table-cell>
        </table:table-row>
        <table:table-row>
          <table:table-cell table:style-name="Tabla1.A7" office:value-type="string">
            <text:p text:style-name="P35"><text:span text:style-name="T8">Crédito</text:span> Tributario (IVA)</text:p>
          </table:table-cell>
          <table:table-cell table:style-name="Tabla1.B7" office:value-type="string">
            <text:p text:style-name="P31">Verificaremos la correcta contabilidad tributaria con las declaraciones. (formulario 104)</text:p>
          </table:table-cell>
        </table:table-row>
        <table:table-row>
          <table:table-cell table:style-name="Tabla1.A7" office:value-type="string">
            <text:p text:style-name="P24"><text:span text:style-name="T8">Crédito</text:span><text:span text:style-name="T7"> Tributario (</text:span><text:span text:style-name="T9">Retenciones</text:span><text:span text:style-name="T7">)</text:span></text:p>
          </table:table-cell>
          <table:table-cell table:style-name="Tabla1.B7" office:value-type="string">
            <text:p text:style-name="P31">Verificaremos la correcta contabilidad tributaria con las declaraciones. (formulario 103)</text:p>
          </table:table-cell>
        </table:table-row>
        <text:soft-page-break/>
        <table:table-row>
          <table:table-cell table:style-name="Tabla1.A7" office:value-type="string">
            <text:p text:style-name="P35">Otros Gastos – Seguros</text:p>
          </table:table-cell>
          <table:table-cell table:style-name="Tabla1.B7" office:value-type="string">
            <text:p text:style-name="P31">Efectuaremos confirmación de saldos en conjunto con la revisión de los contratos y si dicho contrato se esta amortizando de manera correcta.</text:p>
          </table:table-cell>
        </table:table-row>
        <table:table-row>
          <table:table-cell table:style-name="Tabla1.A8" office:value-type="string">
            <text:p text:style-name="P35">Propiedades y Equipos</text:p>
          </table:table-cell>
          <table:table-cell table:style-name="Tabla1.B8" office:value-type="string">
            <text:list xml:id="list4038093459" text:style-name="L5">
              <text:list-item>
                <text:p text:style-name="P30">Corroborar la existencia de los activos fijos .</text:p>
              </text:list-item>
              <text:list-item>
                <text:p text:style-name="P32">Correcta elaboración de la depreciación.</text:p>
              </text:list-item>
            </text:list>
          </table:table-cell>
        </table:table-row>
      </table:table>
      <text:p text:style-name="P8"/>
      <text:list xml:id="list105914876900477" text:continue-list="list2381591525" text:style-name="L1">
        <text:list-item>
          <text:list>
            <text:list-item>
              <text:list>
                <text:list-item>
                  <text:p text:style-name="P12">PASIVOS</text:p>
                </text:list-item>
              </text:list>
            </text:list-item>
          </text:list>
        </text:list-item>
      </text:list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4">Área o Estado Financiero</text:p>
          </table:table-cell>
          <table:table-cell table:style-name="Tabla2.B1" office:value-type="string">
            <text:p text:style-name="P34">Procedimiento</text:p>
          </table:table-cell>
        </table:table-row>
        <table:table-row>
          <table:table-cell table:style-name="Tabla2.A5" office:value-type="string">
            <text:p text:style-name="P36">Proveedores Locales</text:p>
          </table:table-cell>
          <table:table-cell table:style-name="Tabla2.B5" office:value-type="string">
            <text:list xml:id="list2594443917" text:style-name="L9">
              <text:list-item>
                <text:p text:style-name="P37">Efectuaremos confirmación de saldos con los principales proveedores desde el 1 de enero hasta el 31 de agosto del 2020.</text:p>
              </text:list-item>
              <text:list-item>
                <text:p text:style-name="P25"><text:span text:style-name="T11">D</text:span><text:span text:style-name="T10">el 1 de septiembre al 31 de diciembre del 2020, se analizara todos los asientos contables para verificar </text:span><text:span text:style-name="T11">la correcta contabilidad de la empresa.</text:span></text:p>
              </text:list-item>
            </text:list>
          </table:table-cell>
        </table:table-row>
        <table:table-row>
          <table:table-cell table:style-name="Tabla2.A5" office:value-type="string">
            <text:p text:style-name="P36">Obligaciones Bancarias</text:p>
          </table:table-cell>
          <table:table-cell table:style-name="Tabla2.B5" office:value-type="string">
            <text:list xml:id="list105914481864426" text:continue-list="list4098084727" text:style-name="L2">
              <text:list-item>
                <text:p text:style-name="P20">Efectuaremos confirmaciones de saldos de las cuentas bancarias que maneja la empresa al 31 de diciembre del 2020.</text:p>
              </text:list-item>
              <text:list-item>
                <text:p text:style-name="P20">Compara<text:span text:style-name="T11">r</text:span> los balances registrados en el sistema con las conciliaciones bancarias.</text:p>
              </text:list-item>
            </text:list>
          </table:table-cell>
        </table:table-row>
        <table:table-row>
          <table:table-cell table:style-name="Tabla2.A4" office:value-type="string">
            <text:p text:style-name="P36">Anticipos a Clientes</text:p>
          </table:table-cell>
          <table:table-cell table:style-name="Tabla2.B5" office:value-type="string">
            <text:p text:style-name="P38">Mediante las confirmaciones de saldos revisaremos estos asientos contables y verificaremos la forma en que la empresa amortiza estos valores.</text:p>
          </table:table-cell>
        </table:table-row>
        <table:table-row>
          <table:table-cell table:style-name="Tabla2.A5" office:value-type="string">
            <text:p text:style-name="P36">Obligaciones Fiscales</text:p>
          </table:table-cell>
          <table:table-cell table:style-name="Tabla2.B5" office:value-type="string">
            <text:p text:style-name="P38">Verificaremos todas aquellas obligaciones con el estado han sido pagadas conforme a las normativas.</text:p>
          </table:table-cell>
        </table:table-row>
        <table:table-row>
          <table:table-cell table:style-name="Tabla2.A6" office:value-type="string">
            <text:p text:style-name="P36">Nomina y Beneficios </text:p>
          </table:table-cell>
          <table:table-cell table:style-name="Tabla2.B6" office:value-type="string">
            <text:p text:style-name="P38">Compararemos todas las aportaciones realizadas al IESS versus los asientos contables para establecer la correcta contabilidad de los estados financieros</text:p>
          </table:table-cell>
        </table:table-row>
      </table:table>
      <text:list xml:id="list105914554205487" text:continue-list="list105914876900477" text:style-name="L1">
        <text:list-item>
          <text:list>
            <text:list-item>
              <text:list>
                <text:list-item>
                  <text:p text:style-name="P12">PATRIMONIO</text:p>
                </text:list-item>
              </text:list>
            </text:list-item>
          </text:list>
        </text:list-item>
      </text:list>
      <text:p text:style-name="P16"><text:span text:style-name="T12">Verificaremos todas los cambios establecidos al patrimonio conforme a lo establecido en los estados de cambios en el Patrimonio Neto de los Accionistas, desde el 1 de enero hasta el 31 de diciembre del 2020.</text:span></text:p>
      <text:p text:style-name="P16">V<text:span text:style-name="T14">erificar como parte de las pruebas de control interno, que cuenten con una carpeta dónde concentren el 100% de las facturas originales de sus activos fijos.</text:span></text:p>
      <text:p text:style-name="P16"><text:span text:style-name="T14">Solicitar el listado del inventario físico de activo fijo y verificar que cada equipo cuente con placas de código de control y esté conciliado contra libros.</text:span></text:p>
      <text:list xml:id="list105914850238934" text:continue-numbering="true" text:style-name="L1">
        <text:list-item>
          <text:list>
            <text:list-item>
              <text:list>
                <text:list-item>
                  <text:p text:style-name="P13">INGRESOS</text:p>
                </text:list-item>
              </text:list>
            </text:list-item>
          </text:list>
        </text:list-item>
      </text:list>
      <text:p text:style-name="P17"><text:span text:style-name="T12">Verificaremos la razonabilidad de los ingresos presentados en los estados de </text:span><text:span text:style-name="T13">Situación</text:span><text:span text:style-name="T12"> Financiera para el periodo de 1 de enero al 31 de diciembre del 2020, elaborado por la empresa y verificaremos adecuados e </text:span><text:span text:style-name="T13">íntegramente</text:span><text:span text:style-name="T12"> contabilizados y registrados de acuerdo con las </text:span><text:span text:style-name="T13">políticas</text:span><text:span text:style-name="T12"> contables </text:span><text:span text:style-name="T13">establecidas</text:span><text:span text:style-name="T12"> y aquellas </text:span><text:span text:style-name="T13">normativas</text:span><text:span text:style-name="T12"> aplicadas.</text:span></text:p>
      <text:p text:style-name="P18"><text:soft-page-break/><text:span text:style-name="T13">Mediante el uso de las “Cedulas Resumen” verificaremos los cambios durante el periodo establecido en comparación a los del año pasado para así poder determinar si <text:s/>los cambios en la políticas de mercadeo tomadas en años anteriores han sido aplicadas para el presente periodo.</text:span></text:p>
      <text:list xml:id="list105913846009018" text:continue-numbering="true" text:style-name="L1">
        <text:list-item>
          <text:list>
            <text:list-item>
              <text:list>
                <text:list-item>
                  <text:p text:style-name="P12">GASTOS ADMINISTRATIVOS Y VENTAS</text:p>
                </text:list-item>
              </text:list>
            </text:list-item>
          </text:list>
        </text:list-item>
      </text:list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34">Área o Estado Financiero</text:p>
          </table:table-cell>
          <table:table-cell table:style-name="Tabla5.B1" office:value-type="string">
            <text:p text:style-name="P34">Procedimiento</text:p>
          </table:table-cell>
        </table:table-row>
        <table:table-row>
          <table:table-cell table:style-name="Tabla5.A7" office:value-type="string">
            <text:p text:style-name="P39">Costos de Personal</text:p>
          </table:table-cell>
          <table:table-cell table:style-name="Tabla5.B7" office:value-type="string">
            <text:list xml:id="list1816078242" text:style-name="L12">
              <text:list-item>
                <text:p text:style-name="P41">Verificaremos estos gastos mediante el vaciado de las planillas y declaraciones al IESS.</text:p>
              </text:list-item>
              <text:list-item>
                <text:p text:style-name="P41">Se verificara estos gastos mediante las pruebas realizadas en la cuenta de Pasivos establecidas en el punto 2 de este memorándum.</text:p>
              </text:list-item>
            </text:list>
          </table:table-cell>
        </table:table-row>
        <table:table-row>
          <table:table-cell table:style-name="Tabla5.A7" office:value-type="string">
            <text:p text:style-name="P39">Costos Directos de Producción</text:p>
          </table:table-cell>
          <table:table-cell table:style-name="Tabla5.B7" office:value-type="string">
            <text:list xml:id="list1885822925" text:style-name="L13">
              <text:list-item>
                <text:p text:style-name="P27"><text:span text:style-name="T15">Determinar una muestra de los Costos.</text:span></text:p>
              </text:list-item>
              <text:list-item>
                <text:p text:style-name="P42">Integración de las cuentas de compras con los asientos contables.</text:p>
              </text:list-item>
              <text:list-item>
                <text:p text:style-name="P42">Efectuar el calculo del IVA y las retenciones de dichas compras y revisar si han sido colocadas correctamente en sus respectivas cuentas contables. <text:s/></text:p>
              </text:list-item>
            </text:list>
          </table:table-cell>
        </table:table-row>
        <table:table-row>
          <table:table-cell table:style-name="Tabla5.A7" office:value-type="string">
            <text:p text:style-name="P39">Costos de Proyectos Propios</text:p>
          </table:table-cell>
          <table:table-cell table:style-name="Tabla5.B7" office:value-type="string">
            <text:list xml:id="list105914566724585" text:continue-numbering="true" text:style-name="L13">
              <text:list-item>
                <text:p text:style-name="P27"><text:span text:style-name="T15">Determinar una muestra de los costos realizados en los Proyectos propios.</text:span></text:p>
              </text:list-item>
              <text:list-item>
                <text:p text:style-name="P42">Integración de las cuentas de compras con los asientos contables.</text:p>
              </text:list-item>
              <text:list-item>
                <text:p text:style-name="P42">Efectuar el calculo del IVA y las retenciones de dichas compras y revisar si han sido colocadas correctamente en sus respectivas cuentas contables. <text:s/></text:p>
              </text:list-item>
            </text:list>
          </table:table-cell>
        </table:table-row>
        <table:table-row>
          <table:table-cell table:style-name="Tabla5.A7" office:value-type="string">
            <text:p text:style-name="P26"><text:span text:style-name="T13">Gastos de Ventas</text:span></text:p>
          </table:table-cell>
          <table:table-cell table:style-name="Tabla5.B7" office:value-type="string">
            <text:list xml:id="list105913964617310" text:continue-numbering="true" text:style-name="L13">
              <text:list-item>
                <text:p text:style-name="P27"><text:span text:style-name="T15">Determinar una muestra de los Gastos.</text:span></text:p>
              </text:list-item>
              <text:list-item>
                <text:p text:style-name="P42">Integración de las cuentas de compras con los asientos contables.</text:p>
              </text:list-item>
              <text:list-item>
                <text:p text:style-name="P42">Efectuar el calculo del IVA y las retenciones de dichas compras y revisar si han sido colocadas correctamente en sus respectivas cuentas contables. <text:s/></text:p>
              </text:list-item>
            </text:list>
          </table:table-cell>
        </table:table-row>
        <table:table-row>
          <table:table-cell table:style-name="Tabla5.A6" office:value-type="string">
            <text:p text:style-name="P39">Gastos Administrativos</text:p>
          </table:table-cell>
          <table:table-cell table:style-name="Tabla5.B6" office:value-type="string">
            <text:list xml:id="list105915318833904" text:continue-numbering="true" text:style-name="L13">
              <text:list-item>
                <text:p text:style-name="P28"><text:span text:style-name="T15">Determinar una muestra de los Gastos.</text:span></text:p>
              </text:list-item>
              <text:list-item>
                <text:p text:style-name="P43">Integración de las cuentas de compras con los asientos contables.</text:p>
              </text:list-item>
              <text:list-item>
                <text:p text:style-name="P43">Efectuar el calculo del IVA y las retenciones de dichas compras y revisar si han sido colocadas correctamente en sus respectivas cuentas contables. <text:s/></text:p>
              </text:list-item>
            </text:list>
          </table:table-cell>
        </table:table-row>
        <table:table-row>
          <table:table-cell table:style-name="Tabla5.A7" office:value-type="string">
            <text:p text:style-name="P39">Otros Costos y Gastos</text:p>
          </table:table-cell>
          <table:table-cell table:style-name="Tabla5.B7" office:value-type="string">
            <text:p text:style-name="P39">Determinaremos una muestra de estos gastos <text:s/>para verificar su asociación en las cuentas contables y verificar <text:span text:style-name="T15">el control de los gastos.</text:span></text:p>
          </table:table-cell>
        </table:table-row>
        <table:table-row>
          <table:table-cell table:style-name="Tabla5.A8" office:value-type="string">
            <text:p text:style-name="P26"><text:span text:style-name="T13">Impuesto a la Renta y P.T.</text:span></text:p>
          </table:table-cell>
          <table:table-cell table:style-name="Tabla5.B8" office:value-type="string">
            <text:p text:style-name="P40">Solicitud y <text:span text:style-name="T16">revisión</text:span> de los anexos transaccionales de retenciones, <text:span text:style-name="T17">IVA e impuestos a la Renta.</text:span></text:p>
          </table:table-cell>
        </table:table-row>
      </table:table>
      <text:p text:style-name="P11"/>
      <text:p text:style-name="P11"/>
      <text:p text:style-name="P11"/>
      <text:list xml:id="list105915279452393" text:continue-list="list105913846009018" text:style-name="L1">
        <text:list-item>
          <text:p text:style-name="P6"><text:soft-page-break/>PROCEDIMIENTOS A APLICAR</text:p>
          <text:p text:style-name="P14">Notificaremos al inicio de la Auditoria Financiera y del Cumplimiento de los estados de Situación Financiera durante el año terminado al 31 de diciembre del 2020 a los funcionarios y empleados involucrados en la administración de la empresa VISACOM S.A.</text:p>
          <text:p text:style-name="P14">Ademas de discutir las debilidades de Control Interno con los funcionarios responsables de los mismos y los ajustes que correspondan.</text:p>
        </text:list-item>
        <text:list-item>
          <text:p text:style-name="P14">PRESENTACIÓN Y CONTENIDO DEL INFORME DE LA AUDITORIA</text:p>
          <text:p text:style-name="P4"><text:span text:style-name="T18">Al concluir nuestra revisión emitiremos un informe de auditoria,, expresando una opinión sobre la razonabilidad del Estado de Situación Financiera para el periodo del 1 de enero al 31 de diciembre del 2020, Informe de Control Interno, e informe sobre el cumplimiento de las disposiciones legales los que incluirán el resultado de nuestra Auditoria y las recomendaciones de Control Interno que consideremos necesarias para fortalecer los sistemas de información y ayudar con el control de la empresa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sans-serif" svg:font-family="sans-serif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language="es" fo:country="MX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9T12:42:42.241978399</meta:creation-date>
    <dc:date>2020-11-20T10:59:13.460163607</dc:date>
    <meta:editing-duration>PT22M44S</meta:editing-duration>
    <meta:editing-cycles>6</meta:editing-cycles>
    <meta:generator>LibreOffice/6.4.6.2$Linux_X86_64 LibreOffice_project/40$Build-2</meta:generator>
    <meta:document-statistic meta:table-count="3" meta:image-count="0" meta:object-count="0" meta:page-count="4" meta:paragraph-count="87" meta:word-count="1139" meta:character-count="7405" meta:non-whitespace-character-count="6379"/>
  </office:meta>
</office:document-meta>
</file>